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B1:Sheet1.B10 Sheet1.C1:Sheet1.C10 Sheet1.D1:Sheet1.D10 Sheet1.E1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839in" svg:y="4.3059in">
            <draw:object draw:notify-on-update-of-ranges="Sheet1.B25:Sheet1.B44 Sheet1.C25:Sheet1.C44 Sheet1.D25:Sheet1.D44 Sheet1.E25:Sheet1.E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839in" svg:y="8.2169in">
            <draw:object draw:notify-on-update-of-ranges="Sheet1.B47:Sheet1.B61 Sheet1.C47:Sheet1.C61 Sheet1.D47:Sheet1.D61 Sheet1.E47:Sheet1.E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5909in" svg:y="11.4949in">
            <draw:object draw:notify-on-update-of-ranges="Sheet1.F68:Sheet1.F82 Sheet1.B68:Sheet1.B82 Sheet1.C68:Sheet1.C82 Sheet1.E68:Sheet1.E82 Sheet1.E68:Sheet1.E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AVERAGE([.B1:.B10])" office:value-type="float" office:value="13.325" calcext:value-type="float">
            <text:p>13.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[.B1]+[.C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]+[.C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]+[.C4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]+[.C5]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5]+[.C6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6]+[.C7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7]+[.C8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8]+[.C9]" office:value-type="float" office:value="22.5" calcext:value-type="float">
            <text:p>22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formula="of:=[.B9]+[.C10]" office:value-type="float" office:value="22.75" calcext:value-type="float">
            <text:p>22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AVERAGE([.B25:.B44])" office:value-type="float" office:value="23.8875" calcext:value-type="float">
            <text:p>23.88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[.B25]+[.C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6]+[.C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27]+[.C28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28]+[.C29]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29]+[.C30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0]+[.C31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1]+[.C3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2]+[.C33]" office:value-type="float" office:value="22.5" calcext:value-type="float">
            <text:p>22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formula="of:=[.B33]+[.C34]" office:value-type="float" office:value="22.75" calcext:value-type="float">
            <text:p>22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.B34]+[.C35]" office:value-type="float" office:value="23" calcext:value-type="float">
            <text:p>23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.B35]+[.C36]" office:value-type="float" office:value="23.5" calcext:value-type="float">
            <text:p>23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formula="of:=[.B36]+[.C37]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7]+[.C38]"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8]+[.C39]"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9]+[.C40]"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0]+[.C4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1]+[.C42]" office:value-type="float" office:value="44.5" calcext:value-type="float">
            <text:p>44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2]+[.C43]"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3]+[.C44]"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AVERAGE([.B47:.B61])"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[.B47]+[.C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8]+[.C4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9]+[.C5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50]+[.C51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51]+[.C52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52]+[.C53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3]+[.C54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4]+[.C55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55]+[.C56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6]+[.C57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7]+[.C5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8]+[.C59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9]+[.C60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60]+[.C61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WORKING ALGORITHM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formula="of:=MAX([.C68:.C82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x*freq</text:p>
          </table:table-cell>
          <table:table-cell table:number-columns-repeated="2"/>
        </table:table-row>
        <table:table-row table:style-name="ro1">
          <table:table-cell table:formula="of:=[.C68]/[.$A$67]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C68]*[.B68]" office:value-type="float" office:value="0" calcext:value-type="float">
            <text:p>0</text:p>
          </table:table-cell>
          <table:table-cell table:formula="of:=[.D84]" office:value-type="float" office:value="20.3132780082988" calcext:value-type="float">
            <text:p>20.3132780082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C69]/[.$A$67]" office:value-type="float" office:value="0.005" calcext:value-type="float">
            <text:p>0.005</text:p>
          </table:table-cell>
          <table:table-cell table:formula="of:=[.B68]+[.C69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formula="of:=[.C69]*[.B69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formula="of:=[.C70]/[.$A$67]" office:value-type="float" office:value="0.005" calcext:value-type="float">
            <text:p>0.005</text:p>
          </table:table-cell>
          <table:table-cell table:formula="of:=[.B69]+[.C70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[.C70]*[.B70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formula="of:=[.C71]/[.$A$67]" office:value-type="float" office:value="0.005" calcext:value-type="float">
            <text:p>0.005</text:p>
          </table:table-cell>
          <table:table-cell table:formula="of:=[.B70]+[.C71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[.C71]*[.B71]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formula="of:=[.C72]/[.$A$67]" office:value-type="float" office:value="0.005" calcext:value-type="float">
            <text:p>0.005</text:p>
          </table:table-cell>
          <table:table-cell table:formula="of:=[.B71]+[.C72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C72]*[.B72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formula="of:=[.C73]/[.$A$67]" office:value-type="float" office:value="0.005" calcext:value-type="float">
            <text:p>0.005</text:p>
          </table:table-cell>
          <table:table-cell table:formula="of:=[.B72]+[.C73]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C73]*[.B73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formula="of:=[.C74]/[.$A$67]" office:value-type="float" office:value="0.005" calcext:value-type="float">
            <text:p>0.005</text:p>
          </table:table-cell>
          <table:table-cell table:formula="of:=[.B73]+[.C74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[.C74]*[.B74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.C75]/[.$A$67]" office:value-type="float" office:value="0.005" calcext:value-type="float">
            <text:p>0.005</text:p>
          </table:table-cell>
          <table:table-cell table:formula="of:=[.B74]+[.C75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formula="of:=[.C75]*[.B75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formula="of:=[.C76]/[.$A$67]" office:value-type="float" office:value="0.005" calcext:value-type="float">
            <text:p>0.005</text:p>
          </table:table-cell>
          <table:table-cell table:formula="of:=[.B75]+[.C76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C76]*[.B76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formula="of:=[.C77]/[.$A$67]" office:value-type="float" office:value="0.005" calcext:value-type="float">
            <text:p>0.005</text:p>
          </table:table-cell>
          <table:table-cell table:formula="of:=[.B76]+[.C77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[.C77]*[.B77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formula="of:=[.C78]/[.$A$67]" office:value-type="float" office:value="0.005" calcext:value-type="float">
            <text:p>0.005</text:p>
          </table:table-cell>
          <table:table-cell table:formula="of:=[.B77]+[.C78]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C78]*[.B7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formula="of:=[.C79]/[.$A$67]" office:value-type="float" office:value="0.05" calcext:value-type="float">
            <text:p>0.05</text:p>
          </table:table-cell>
          <table:table-cell table:formula="of:=[.B78]+[.C7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9]*[.B7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C80]/[.$A$67]" office:value-type="float" office:value="1" calcext:value-type="float">
            <text:p>1</text:p>
          </table:table-cell>
          <table:table-cell table:formula="of:=[.B79]+[.C80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80]*[.B80]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table:formula="of:=[.C81]/[.$A$67]" office:value-type="float" office:value="0.05" calcext:value-type="float">
            <text:p>0.05</text:p>
          </table:table-cell>
          <table:table-cell table:formula="of:=[.B80]+[.C81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1]*[.B8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C82]/[.$A$67]" office:value-type="float" office:value="0.05" calcext:value-type="float">
            <text:p>0.05</text:p>
          </table:table-cell>
          <table:table-cell table:formula="of:=[.B81]+[.C8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82]*[.B8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68:.D82])" office:value-type="float" office:value="489.55" calcext:value-type="float">
            <text:p>489.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v by sum(freq)</text:p>
          </table:table-cell>
          <table:table-cell table:formula="of:=[.D83]/SUM([.C68:.C82])" office:value-type="float" office:value="20.3132780082988" calcext:value-type="float">
            <text:p>20.31327800829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4:26:49.6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00:13:41.508000000</meta:creation-date>
    <dc:date>2022-03-03T04:27:16.757000000</dc:date>
    <meta:editing-duration>PT7H19M22S</meta:editing-duration>
    <meta:editing-cycles>4</meta:editing-cycles>
    <meta:generator>LibreOffice/7.2.5.2$Windows_X86_64 LibreOffice_project/499f9727c189e6ef3471021d6132d4c694f357e5</meta:generator>
    <meta:document-statistic meta:table-count="1" meta:cell-count="16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3.946cm" style:legend-expansion="high" chart:style-name="ch2"/>
        <chart:plot-area chart:style-name="ch3" table:cell-range-address="Sheet1.B1:Sheet1.C10 Sheet1.E1:Sheet1.E10" svg:x="0.32cm" svg:y="0.18cm" svg:width="12.45cm" svg:height="8.64cm">
          <chart:coordinate-region svg:x="0.762cm" svg:y="0.382cm" svg:width="11.62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" chart:class="chart:scatter">
            <chart:domain table:cell-range-address="Sheet1.B1:Sheet1.B10"/>
            <chart:data-point chart:repeated="10"/>
          </chart:series>
          <chart:series chart:style-name="ch8" chart:values-cell-range-address="Sheet1.E1:Sheet1.E10" chart:class="chart:scatter">
            <chart:domain table:cell-range-address="Sheet1.D1:Sheet1.D1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</svg:desc>
                </draw:g>
              </table:table-cell>
              <table:table-cell office:value-type="float" office:value="0">
                <text:p>0</text:p>
                <draw:g>
                  <svg:desc>Sheet1.C1:Sheet1.C10</svg:desc>
                </draw:g>
              </table:table-cell>
              <table:table-cell office:value-type="float" office:value="13.325">
                <text:p>13.325</text:p>
                <draw:g>
                  <svg:desc>Sheet1.D1:Sheet1.D10</svg:desc>
                </draw:g>
              </table:table-cell>
              <table:table-cell office:value-type="float" office:value="10">
                <text:p>10</text:p>
                <draw:g>
                  <svg:desc>Sheet1.E1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5">
                <text:p>22.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3.946cm" style:legend-expansion="high" chart:style-name="ch2"/>
        <chart:plot-area chart:style-name="ch3" table:cell-range-address="Sheet1.B25:Sheet1.C44 Sheet1.E25:Sheet1.E44" svg:x="0.32cm" svg:y="0.18cm" svg:width="12.45cm" svg:height="8.64cm">
          <chart:coordinate-region svg:x="0.762cm" svg:y="0.382cm" svg:width="11.62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C44" chart:class="chart:scatter">
            <chart:domain table:cell-range-address="Sheet1.B25:Sheet1.B44"/>
            <chart:data-point chart:repeated="20"/>
          </chart:series>
          <chart:series chart:style-name="ch8" chart:values-cell-range-address="Sheet1.E25:Sheet1.E44" chart:class="chart:scatter">
            <chart:domain table:cell-range-address="Sheet1.D25:Sheet1.D44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5:Sheet1.B44</svg:desc>
                </draw:g>
              </table:table-cell>
              <table:table-cell office:value-type="float" office:value="0">
                <text:p>0</text:p>
                <draw:g>
                  <svg:desc>Sheet1.C25:Sheet1.C44</svg:desc>
                </draw:g>
              </table:table-cell>
              <table:table-cell office:value-type="float" office:value="23.8875">
                <text:p>23.8875</text:p>
                <draw:g>
                  <svg:desc>Sheet1.D25:Sheet1.D44</svg:desc>
                </draw:g>
              </table:table-cell>
              <table:table-cell office:value-type="float" office:value="10">
                <text:p>10</text:p>
                <draw:g>
                  <svg:desc>Sheet1.E25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5">
                <text:p>22.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5">
                <text:p>23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">
                <text:p>2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">
                <text:p>2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">
                <text:p>30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">
                <text:p>38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5">
                <text:p>42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5">
                <text:p>44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3.946cm" style:legend-expansion="high" chart:style-name="ch2"/>
        <chart:plot-area chart:style-name="ch3" table:cell-range-address="Sheet1.B47:Sheet1.C61 Sheet1.E47:Sheet1.E61" svg:x="0.32cm" svg:y="0.18cm" svg:width="12.45cm" svg:height="8.64cm">
          <chart:coordinate-region svg:x="0.762cm" svg:y="0.382cm" svg:width="11.62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7:Sheet1.C61" chart:class="chart:scatter">
            <chart:domain table:cell-range-address="Sheet1.B47:Sheet1.B61"/>
            <chart:data-point chart:repeated="15"/>
          </chart:series>
          <chart:series chart:style-name="ch8" chart:values-cell-range-address="Sheet1.E47:Sheet1.E61" chart:class="chart:scatter">
            <chart:domain table:cell-range-address="Sheet1.D47:Sheet1.D6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7:Sheet1.B61</svg:desc>
                </draw:g>
              </table:table-cell>
              <table:table-cell office:value-type="float" office:value="0">
                <text:p>0</text:p>
                <draw:g>
                  <svg:desc>Sheet1.C47:Sheet1.C61</svg:desc>
                </draw:g>
              </table:table-cell>
              <table:table-cell office:value-type="float" office:value="13.6">
                <text:p>13.6</text:p>
                <draw:g>
                  <svg:desc>Sheet1.D47:Sheet1.D61</svg:desc>
                </draw:g>
              </table:table-cell>
              <table:table-cell office:value-type="float" office:value="10">
                <text:p>10</text:p>
                <draw:g>
                  <svg:desc>Sheet1.E47:Sheet1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3.09cm" svg:y="3.946cm" style:legend-expansion="high" chart:style-name="ch2"/>
        <chart:plot-area chart:style-name="ch3" table:cell-range-address="Sheet1.E68:Sheet1.F82 Sheet1.B68:Sheet1.C82" chart:data-source-has-labels="column" svg:x="0.32cm" svg:y="0.18cm" svg:width="12.45cm" svg:height="8.64cm">
          <chart:coordinate-region svg:x="0.952cm" svg:y="0.382cm" svg:width="11.627cm" svg:height="7.785cm"/>
          <chart:axis chart:dimension="x" chart:name="primary-x" chart:style-name="ch4" chartooo:axis-type="auto">
            <chart:categories table:cell-range-address="Sheet1.F68:Sheet1.F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8:Sheet1.C82" chart:class="chart:scatter">
            <chart:domain table:cell-range-address="Sheet1.B68:Sheet1.B82"/>
            <chart:data-point chart:repeated="15"/>
          </chart:series>
          <chart:series chart:style-name="ch8" chart:values-cell-range-address="Sheet1.E68:Sheet1.E82" chart:class="chart:scatter">
            <chart:domain table:cell-range-address="Sheet1.E68:Sheet1.E82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F68:Sheet1.F82</svg:desc>
                </draw:g>
              </table:table-cell>
              <table:table-cell office:value-type="float" office:value="0">
                <text:p>0</text:p>
                <draw:g>
                  <svg:desc>Sheet1.B68:Sheet1.B82</svg:desc>
                </draw:g>
              </table:table-cell>
              <table:table-cell office:value-type="float" office:value="0.1">
                <text:p>0.1</text:p>
                <draw:g>
                  <svg:desc>Sheet1.C68:Sheet1.C82</svg:desc>
                </draw:g>
              </table:table-cell>
              <table:table-cell office:value-type="float" office:value="20.3132780082988">
                <text:p>20.3132780082988</text:p>
                <draw:g>
                  <svg:desc>Sheet1.E68:Sheet1.E82</svg:desc>
                </draw:g>
              </table:table-cell>
              <table:table-cell office:value-type="float" office:value="20.3132780082988">
                <text:p>20.3132780082988</text:p>
                <draw:g>
                  <svg:desc>Sheet1.E68:Sheet1.E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